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6877" officeooo:paragraph-rsid="00046877"/>
    </style:style>
    <style:style style:name="P2" style:family="paragraph" style:parent-style-name="Standard">
      <style:paragraph-properties fo:text-align="center" style:justify-single-word="false"/>
      <style:text-properties officeooo:rsid="00046877" officeooo:paragraph-rsid="00046877"/>
    </style:style>
    <style:style style:name="P3" style:family="paragraph" style:parent-style-name="Standard">
      <style:paragraph-properties fo:text-align="start" style:justify-single-word="false"/>
      <style:text-properties officeooo:rsid="00046877" officeooo:paragraph-rsid="00046877"/>
    </style:style>
    <style:style style:name="P4" style:family="paragraph" style:parent-style-name="Standard">
      <style:paragraph-properties fo:text-align="start" style:justify-single-word="false"/>
      <style:text-properties officeooo:paragraph-rsid="00046877"/>
    </style:style>
    <style:style style:name="T1" style:family="text">
      <style:text-properties officeooo:rsid="000468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mes Rupa</text:p>
      <text:p text:style-name="P1">Professor Goldberg</text:p>
      <text:p text:style-name="P1">CISC 3320</text:p>
      <text:p text:style-name="P1">Homework 1</text:p>
      <text:p text:style-name="P2">Processes</text:p>
      <text:p text:style-name="P3"/>
      <text:p text:style-name="P3">Author: James Rupa</text:p>
      <text:p text:style-name="P3">Roles: All</text:p>
      <text:p text:style-name="P3"/>
      <text:p text:style-name="P3">Restatement of the problem:</text:p>
      <text:p text:style-name="P4"><text:span text:style-name="T1">Write a program using the fork() commands creating child processes. Have a parent process print a string along with its ID, a child process print a string along with its ID, and lastly a grandchild process print a string along with its ID.</text:span></text:p>
      <text:p text:style-name="P3"/>
      <text:p text:style-name="P3">Assumptions about the problem:</text:p>
      <text:p text:style-name="P3">* The child process creates another child process, which we will call the grandchild</text:p>
      <text:p text:style-name="P3">* More comfortable using python and shouldn’t be too difficult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06:13:35.243938902</meta:creation-date>
    <dc:date>2022-02-28T06:19:10.295309242</dc:date>
    <meta:editing-duration>PT5M35S</meta:editing-duration>
    <meta:editing-cycles>1</meta:editing-cycles>
    <meta:document-statistic meta:table-count="0" meta:image-count="0" meta:object-count="0" meta:page-count="1" meta:paragraph-count="12" meta:word-count="89" meta:character-count="526" meta:non-whitespace-character-count="449"/>
    <meta:generator>LibreOffice/6.4.7.2$Linux_X86_64 LibreOffice_project/40$Build-2</meta:generator>
  </office:meta>
</office:document-meta>
</file>